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Arial" svg:font-family="Aria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304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6.80000019073486pt" style:language-asian="hi" style:country-asian="IN" style:font-style-asian="normal" style:font-weight-asian="normal" style:font-name-complex="Mang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 fo:font-size="12pt" style:font-size-asian="6.80000019073486pt" style:language-asian="hi" style:country-asian="IN" style:font-size-complex="6.80000019073486pt" style:language-complex="none" style:country-complex="non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none" style:country-complex="none" style:font-name-asian="Microsoft YaHei" style:font-name-complex="Mangal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 fo:font-size="12pt" style:language-asian="hi" style:country-asian="IN" style:language-complex="none" style:country-complex="none" style:font-size-asian="6.80000019073486pt" style:font-size-complex="6.8000001907348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s a user, I want to create a claim so that I can recover my losses.!</text:p>
          </table:table-cell>
          <table:table-cell/>
          <table:table-cell table:style-name="ce2" office:value-type="string" calcext:value-type="string">
            <text:p><text:span text:style-name="T1">Feature: User </text:span>Login Logout</text:p>
          </table:table-cell>
        </table:table-row>
        <table:table-row table:style-name="ro1">
          <table:table-cell table:style-name="ce1" office:value-type="string" calcext:value-type="string">
            <text:p>As a user, I want to create an account so that I can login.!</text:p>
          </table:table-cell>
          <table:table-cell/>
          <table:table-cell table:style-name="ce2" office:value-type="string" calcext:value-type="string">
            <text:p>Scenario: As a user, I want to login so that I can view my claims.</text:p>
          </table:table-cell>
        </table:table-row>
        <table:table-row table:style-name="ro1">
          <table:table-cell table:style-name="ce1" office:value-type="string" calcext:value-type="string">
            <text:p>As a user, I want to login so that I can view my claims. !</text:p>
          </table:table-cell>
          <table:table-cell/>
          <table:table-cell office:value-type="string" calcext:value-type="string">
            <text:p>Given the user is on the login page</text:p>
          </table:table-cell>
        </table:table-row>
        <table:table-row table:style-name="ro1">
          <table:table-cell table:style-name="ce1" office:value-type="string" calcext:value-type="string">
            <text:p>As a user, I want to logout so that my information does not remain available on my computer.!</text:p>
          </table:table-cell>
          <table:table-cell/>
          <table:table-cell office:value-type="string" calcext:value-type="string">
            <text:p>When the user enters a username into the username box</text:p>
          </table:table-cell>
        </table:table-row>
        <table:table-row table:style-name="ro1">
          <table:table-cell table:style-name="ce1" office:value-type="string" calcext:value-type="string">
            <text:p>As a user, I want to view how much I have recovered so that I can keep track.!</text:p>
          </table:table-cell>
          <table:table-cell/>
          <table:table-cell office:value-type="string" calcext:value-type="string">
            <text:p>When the user enters a password into the password box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When the user clicks the login button</text:p>
          </table:table-cell>
        </table:table-row>
        <table:table-row table:style-name="ro1">
          <table:table-cell table:style-name="ce1" office:value-type="string" calcext:value-type="string">
            <text:p>As a compensation agent, I want to login so that I can approve or deny a claim.</text:p>
          </table:table-cell>
          <table:table-cell/>
          <table:table-cell office:value-type="string" calcext:value-type="string">
            <text:p>Then the user is directed to the user page</text:p>
          </table:table-cell>
        </table:table-row>
        <table:table-row table:style-name="ro1">
          <table:table-cell table:style-name="ce1" office:value-type="string" calcext:value-type="string">
            <text:p>As a compensation agent, I want to approve a claim so that the injured party can be compensated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s a compensation agent, I want to deny a claim so that a frivolous claim is dismissed.</text:p>
          </table:table-cell>
          <table:table-cell/>
          <table:table-cell office:value-type="string" calcext:value-type="string">
            <text:p><text:span text:style-name="T2">Scenario: </text:span><text:span text:style-name="T3">As a user, I want to logout so that my information does not remain available on my computer.</text:span></text:p>
          </table:table-cell>
        </table:table-row>
        <table:table-row table:style-name="ro1">
          <table:table-cell table:style-name="ce1" office:value-type="string" calcext:value-type="string">
            <text:p>As a compensation agent, I want to forward to the involved personnel so that I can get more information.</text:p>
          </table:table-cell>
          <table:table-cell/>
          <table:table-cell table:style-name="ce3" office:value-type="string" calcext:value-type="string">
            <text:p>Given the user is on the user page</text:p>
          </table:table-cell>
        </table:table-row>
        <table:table-row table:style-name="ro1">
          <table:table-cell table:style-name="ce1" office:value-type="string" calcext:value-type="string">
            <text:p>As a compensation agent, I want to see pending claims so that I can make decisions about them.</text:p>
          </table:table-cell>
          <table:table-cell/>
          <table:table-cell office:value-type="string" calcext:value-type="string">
            <text:p>When the user clicks the logout button</text:p>
          </table:table-cell>
        </table:table-row>
        <table:table-row table:style-name="ro1">
          <table:table-cell table:style-name="ce1" office:value-type="string" calcext:value-type="string">
            <text:p>As a compensation agent, I want to see user's previous claims so that I don't accidentally approve the same claim multiple times.</text:p>
          </table:table-cell>
          <table:table-cell/>
          <table:table-cell office:value-type="string" calcext:value-type="string">
            <text:p>Then the user is directed to the login page</text:p>
          </table:table-cell>
        </table:table-row>
        <table:table-row table:style-name="ro1">
          <table:table-cell table:style-name="ce1" office:value-type="string" calcext:value-type="string">
            <text:p>As a compensation agent, I want to view all Shield Agent statistics, so that I can send an email if one Shield Agent is clearly causing too much damage.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s a compensation agent, I want logout so that my information does not remain available on my computer.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As a Shield Agent, I want to login so that I can view my claims and statistics.</text:p>
          </table:table-cell>
          <table:table-cell/>
          <table:table-cell office:value-type="string" calcext:value-type="string">
            <text:p>Feature: User Create Account</text:p>
          </table:table-cell>
        </table:table-row>
        <table:table-row table:style-name="ro1">
          <table:table-cell table:style-name="ce1" office:value-type="string" calcext:value-type="string">
            <text:p>As a Shield Agent, I want to view a list of my claims so that I can see the damage I caused.</text:p>
          </table:table-cell>
          <table:table-cell/>
          <table:table-cell office:value-type="string" calcext:value-type="string">
            <text:p>Given the user is on the login page</text:p>
          </table:table-cell>
        </table:table-row>
        <table:table-row table:style-name="ro1">
          <table:table-cell table:style-name="ce1" office:value-type="string" calcext:value-type="string">
            <text:p>As a Shield Agent, I want to send back a message on a pending claim, so that the compensation agent has the relevant information.</text:p>
          </table:table-cell>
          <table:table-cell/>
          <table:table-cell office:value-type="string" calcext:value-type="string">
            <text:p>When the user clicks the create account button</text:p>
          </table:table-cell>
        </table:table-row>
        <table:table-row table:style-name="ro1">
          <table:table-cell table:style-name="ce1" office:value-type="string" calcext:value-type="string">
            <text:p>As a Shield Agent, I want to view my statistics, so that I can consider my actions in the future.</text:p>
          </table:table-cell>
          <table:table-cell/>
          <table:table-cell office:value-type="string" calcext:value-type="string">
            <text:p>Then the user is directed to the create account page</text:p>
          </table:table-cell>
        </table:table-row>
        <table:table-row table:style-name="ro1">
          <table:table-cell table:style-name="ce1" office:value-type="string" calcext:value-type="string">
            <text:p>As a Shield Agent, I want to view a leaderboard, so that I can see how my damage stacks up to other Shield Agents.</text:p>
          </table:table-cell>
          <table:table-cell/>
          <table:table-cell office:value-type="string" calcext:value-type="string">
            <text:p>When the user enters a username into the create username box</text:p>
          </table:table-cell>
        </table:table-row>
        <table:table-row table:style-name="ro1">
          <table:table-cell table:style-name="ce1" office:value-type="string" calcext:value-type="string">
            <text:p>As a Shield Agent, I want to logout so that my information does not remain available on my computer.</text:p>
          </table:table-cell>
          <table:table-cell/>
          <table:table-cell office:value-type="string" calcext:value-type="string">
            <text:p>When the user enters a password into the create password box</text:p>
          </table:table-cell>
        </table:table-row>
        <table:table-row table:style-name="ro1">
          <table:table-cell table:style-name="ce1"/>
          <table:table-cell/>
          <table:table-cell office:value-type="string" calcext:value-type="string">
            <text:p>When the user enters the password into the confirm password box</text:p>
          </table:table-cell>
        </table:table-row>
        <table:table-row table:style-name="ro1">
          <table:table-cell table:style-name="ce1" office:value-type="string" calcext:value-type="string">
            <text:p>As the system, I should reject failed login attempts.</text:p>
          </table:table-cell>
          <table:table-cell/>
          <table:table-cell office:value-type="string" calcext:value-type="string">
            <text:p>When the user clicks the create account button</text:p>
          </table:table-cell>
        </table:table-row>
        <table:table-row table:style-name="ro1">
          <table:table-cell table:style-name="ce1" office:value-type="string" calcext:value-type="string">
            <text:p>As the system, I should reject negative values for claim requests.</text:p>
          </table:table-cell>
          <table:table-cell/>
          <table:table-cell office:value-type="string" calcext:value-type="string">
            <text:p>Then there is a prompt saying the user account has been successfully created.</text:p>
          </table:table-cell>
        </table:table-row>
        <table:table-row table:style-name="ro1">
          <table:table-cell table:style-name="ce1" office:value-type="string" calcext:value-type="string">
            <text:p>As the system, I should reject non-numeric values for claim requests.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Feature:User Create Claim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<text:span text:style-name="T2">Scenario: </text:span><text:span text:style-name="T3">As a user, I want to create a claim so that I can recover my losses.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iven the user is on the user pag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hen the user enters an amount in the claim amount box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hen the user enters a description for the claim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hen the user clicks the create claim butt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hen the claim is added to a table of pending claims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Feature: User View Past claim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<text:span text:style-name="T2">Scenario: </text:span><text:span text:style-name="T3">As a user, I want to view how much I have recovered so that I can keep track.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iven the user is on the user pag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hen the user can see previous claims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Feature: Login Attempt Failur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<text:span text:style-name="T2">Scenario: </text:span><text:span text:style-name="T3">As the system, I should reject failed login attempts.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iven the user is on the login pag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hen the user enters a username into the create username box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hen the user enters a wrong password into the password box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hen the user clicks the login butt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hen there is an alert telling the user that the login information is incorrect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Feature: Claim Attempt Failur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<text:span text:style-name="T2">Scenario: </text:span><text:span text:style-name="T3">As the system, I should reject negative values for claim requests.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iven the user is on the user pag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hen the user enters a negative amount in the claim amount box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hen the user enters a description for the claim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hen the user clicks the create claim butt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hen there is an alert telling the user there is an error with the claim amount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<text:span text:style-name="T2">Scenario: </text:span><text:span text:style-name="T3">As the system, I should reject non-numeric values for claim requests.</text:span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Given the user is on the user pag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hen the user enters a non-numeric amount in the claim amount box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hen the user enters a description for the claim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When the user clicks the create claim butto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Then there is an alert telling the user there is an error with the claim amou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Arial" svg:font-family="Aria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09:39:17.1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12-28T13:15:08.025000000</dc:date>
    <meta:editing-duration>PT7M24S</meta:editing-duration>
    <meta:editing-cycles>1</meta:editing-cycles>
    <meta:document-statistic meta:table-count="1" meta:cell-count="73" meta:object-count="0"/>
  </office:meta>
</office:document-meta>
</file>